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dee6ef" draw:textarea-horizontal-align="justify" draw:textarea-vertical-align="top" draw:auto-grow-height="false" fo:min-height="7.75cm" fo:min-width="5.5cm" draw:shadow="hidden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7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objectwithoutfill">
      <style:graphic-properties svg:stroke-color="#ff8000" draw:fill="none" draw:textarea-vertical-align="middle"/>
    </style:style>
    <style:style style:name="gr5" style:family="graphic" style:parent-style-name="objectwithoutfill">
      <style:graphic-properties svg:stroke-color="#800080" draw:fill="none" draw:textarea-vertical-align="middle"/>
    </style:style>
    <style:style style:name="gr6" style:family="graphic" style:parent-style-name="standard">
      <style:graphic-properties svg:stroke-color="#ff8000" draw:fill="none" draw:fill-color="#ffffff" draw:textarea-horizontal-align="justify" draw:auto-grow-height="true" draw:auto-grow-width="true" fo:min-height="0.847cm" fo:min-width="0.847cm" fo:padding-top="0.1cm" fo:padding-bottom="0.1cm" fo:padding-left="0.1cm" fo:padding-right="0.1cm"/>
      <style:paragraph-properties style:writing-mode="lr-tb"/>
    </style:style>
    <style:style style:name="gr7" style:family="graphic" style:parent-style-name="standard">
      <style:graphic-properties svg:stroke-color="#800080" draw:fill="none" draw:fill-color="#ffffff" draw:textarea-horizontal-align="justify" draw:auto-grow-height="true" draw:auto-grow-width="true" fo:min-height="0.847cm" fo:min-width="0.847cm" fo:padding-top="0.1cm" fo:padding-bottom="0.1cm" fo:padding-left="0.1cm" fo:padding-right="0.1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2cm" fo:min-width="5cm"/>
      <style:paragraph-properties style:writing-mode="lr-tb"/>
    </style:style>
    <style:style style:name="gr9" style:family="graphic" style:parent-style-name="objectwithoutfill">
      <style:graphic-properties svg:stroke-color="#3465a4" draw:fill="none" draw:fill-color="#800080" draw:textarea-vertical-align="middle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5cm" fo:min-width="2.5cm"/>
      <style:paragraph-properties style:writing-mode="lr-tb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1.75cm" fo:min-width="5cm"/>
      <style:paragraph-properties style:writing-mode="lr-tb"/>
    </style:style>
    <style:style style:name="gr12" style:family="graphic" style:parent-style-name="objectwithoutfill">
      <style:graphic-properties svg:stroke-color="#ff8000" draw:fill="none" draw:fill-color="#800080" draw:textarea-vertical-align="middle"/>
    </style:style>
    <style:style style:name="gr13" style:family="graphic" style:parent-style-name="objectwithoutfill">
      <style:graphic-properties svg:stroke-color="#3465a4" draw:fill="none" draw:fill-color="#800080" draw:textarea-vertical-align="middle"/>
      <style:paragraph-properties style:writing-mode="lr-tb"/>
    </style:style>
    <style:style style:name="gr14" style:family="graphic" style:parent-style-name="objectwithoutfill">
      <style:graphic-properties svg:stroke-color="#ff0000" draw:fill="none" draw:fill-color="#80008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800080"/>
      <style:paragraph-properties fo:text-align="center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80008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8cm" svg:x="9cm" svg:y="6.144cm">
          <text:p text:style-name="P1">Router</text:p>
          <text:p text:style-name="P1">(RPi on Top)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cm" svg:height="2cm" svg:x="9.25cm" svg:y="8.144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draw:glue-point draw:id="8" svg:x="5cm" svg:y="-2.545cm"/>
          <draw:glue-point draw:id="9" svg:x="5cm" svg:y="2.455cm"/>
          <text:p text:style-name="P1">SIMLASUB UI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cm" svg:height="2cm" svg:x="2cm" svg:y="6.144cm">
          <draw:glue-point draw:id="4" svg:x="5cm" svg:y="-2.5cm"/>
          <draw:glue-point draw:id="5" svg:x="5cm" svg:y="2.5cm"/>
          <text:p text:style-name="P1">UI</text:p>
          <text:p text:style-name="P1">(Laptop)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cm" svg:height="2cm" svg:x="2cm" svg:y="9.144cm">
          <draw:glue-point draw:id="4" svg:x="5cm" svg:y="-2.5cm"/>
          <draw:glue-point draw:id="5" svg:x="5cm" svg:y="2.5cm" draw:escape-direction="right"/>
          <text:p text:style-name="P1">UI + SSH</text:p>
          <text:p text:style-name="P1">(Lapto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cm" svg:height="2cm" svg:x="2cm" svg:y="12.144cm">
          <draw:glue-point draw:id="4" svg:x="5cm" svg:y="-2.5cm"/>
          <draw:glue-point draw:id="5" svg:x="5cm" svg:y="2.5cm"/>
          <text:p text:style-name="P1">Additional UI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6cm" svg:y1="7.644cm" svg:x2="9.25cm" svg:y2="9.644cm" draw:start-shape="id1" draw:start-glue-point="5" draw:end-shape="id2" draw:end-glue-point="5" svg:d="M6000 7644c2437 0 813 2000 3250 2000" svg:viewBox="0 0 3251 2001">
          <text:p/>
        </draw:connector>
        <draw:connector draw:style-name="gr5" draw:text-style-name="P4" draw:layer="layout" draw:type="curve" svg:x1="6cm" svg:y1="6.644cm" svg:x2="9.25cm" svg:y2="8.644cm" draw:start-shape="id1" draw:start-glue-point="4" draw:end-shape="id2" draw:end-glue-point="4" svg:d="M6000 6644c2437 0 813 2000 3250 2000" svg:viewBox="0 0 3251 2001">
          <text:p/>
        </draw:connector>
        <draw:connector draw:style-name="gr5" draw:text-style-name="P4" draw:layer="layout" draw:type="curve" svg:x1="6cm" svg:y1="9.644cm" svg:x2="9.25cm" svg:y2="8.644cm" draw:start-shape="id3" draw:start-glue-point="4" draw:end-shape="id2" draw:end-glue-point="4" svg:d="M6000 9644c2437 0 813-1000 3250-1000" svg:viewBox="0 0 3251 1001">
          <text:p/>
        </draw:connector>
        <draw:connector draw:style-name="gr4" draw:text-style-name="P4" draw:layer="layout" draw:type="curve" svg:x1="6cm" svg:y1="10.644cm" svg:x2="9.25cm" svg:y2="9.644cm" draw:start-shape="id3" draw:start-glue-point="5" draw:end-shape="id2" draw:end-glue-point="5" svg:d="M6000 10644c2437 0 813-1000 3250-1000" svg:viewBox="0 0 3251 1001">
          <text:p/>
        </draw:connector>
        <draw:connector draw:style-name="gr5" draw:text-style-name="P4" draw:layer="layout" draw:type="curve" svg:x1="6cm" svg:y1="12.644cm" svg:x2="9.25cm" svg:y2="8.644cm" draw:start-shape="id4" draw:start-glue-point="4" draw:end-shape="id2" draw:end-glue-point="4" svg:d="M6000 12644c2437 0 813-4000 3250-4000" svg:viewBox="0 0 3251 4001">
          <text:p/>
        </draw:connector>
        <draw:connector draw:style-name="gr4" draw:text-style-name="P4" draw:layer="layout" draw:type="curve" svg:x1="6cm" svg:y1="13.644cm" svg:x2="9.25cm" svg:y2="9.644cm" draw:start-shape="id4" draw:start-glue-point="5" draw:end-shape="id2" draw:end-glue-point="5" svg:d="M6000 13644c2437 0 813-4000 3250-4000" svg:viewBox="0 0 3251 4001">
          <text:p/>
        </draw:connector>
        <draw:caption draw:style-name="gr6" draw:text-style-name="P5" draw:layer="layout" svg:width="3.432cm" svg:height="1.386cm" svg:x="2.469cm" svg:y="15.114cm" draw:caption-point-x="6.531cm" draw:caption-point-y="-5.479cm">
          <text:p text:style-name="P1">WebSocket</text:p>
          <text:p text:style-name="P1"><text:span text:style-name="T1">Steering + Video</text:span></text:p>
        </draw:caption>
        <draw:caption draw:style-name="gr7" draw:text-style-name="P5" draw:layer="layout" svg:width="1.861cm" svg:height="1.047cm" svg:x="5.503cm" svg:y="3.728cm" draw:caption-point-x="3.497cm" draw:caption-point-y="4.907cm">
          <text:p text:style-name="P1">HTTP</text:p>
        </draw:caption>
        <draw:custom-shape draw:style-name="gr8" draw:text-style-name="P1" draw:layer="layout" svg:width="5.5cm" svg:height="2.25cm" svg:x="9.25cm" svg:y="11.135cm">
          <draw:glue-point draw:id="4" svg:x="-5cm" svg:y="-2.5cm"/>
          <draw:glue-point draw:id="5" svg:x="-5cm" svg:y="2.5cm"/>
          <text:p text:style-name="P1">File</text:p>
          <text:p text:style-name="P1"><text:span text:style-name="T1">(recording &amp; playback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cm" svg:y1="10.135cm" svg:x2="12cm" svg:y2="11.135cm">
          <text:p/>
        </draw:line>
        <draw:custom-shape draw:style-name="gr1" draw:text-style-name="P2" draw:layer="layout" svg:width="6cm" svg:height="8cm" svg:x="19cm" svg:y="6.135cm">
          <text:p text:style-name="P1">Router</text:p>
          <text:p text:style-name="P1">(RPi on ROV)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3cm" svg:height="2cm" svg:x="15.5cm" svg:y="4.135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text:p text:style-name="P1">Buttons</text:p>
          <text:p text:style-name="P1">GPIO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7cm" svg:y1="6.135cm" svg:x2="14.75cm" svg:y2="8.635cm" draw:start-shape="id5" draw:start-glue-point="2" draw:end-shape="id2" draw:end-glue-point="8" svg:d="M17000 6135c0 1667-750 2500-2250 2500" svg:viewBox="0 0 2251 2501">
          <text:p/>
        </draw:connector>
        <draw:custom-shape draw:style-name="gr10" draw:text-style-name="P3" xml:id="id8" draw:id="id8" draw:layer="layout" svg:width="3cm" svg:height="2cm" svg:x="25.5cm" svg:y="4.135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text:p text:style-name="P1">Camera</text:p>
          <text:p text:style-name="P1">CSI2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3cm" svg:height="2cm" svg:x="25.5cm" svg:y="14.135cm">
          <draw:glue-point draw:id="4" svg:x="-5cm" svg:y="-2.5cm"/>
          <draw:glue-point draw:id="5" svg:x="-5cm" svg:y="2.5cm"/>
          <draw:glue-point draw:id="6" svg:x="-2.727cm" svg:y="5cm"/>
          <draw:glue-point draw:id="7" svg:x="2.727cm" svg:y="5cm"/>
          <text:p text:style-name="P1">Pixhawk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5.5cm" svg:height="2.25cm" svg:x="19.25cm" svg:y="11.135cm">
          <draw:glue-point draw:id="4" svg:x="-5cm" svg:y="-2.5cm"/>
          <draw:glue-point draw:id="5" svg:x="-5cm" svg:y="2.5cm"/>
          <text:p text:style-name="P7"><text:span text:style-name="T2">Mavlink Rout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9.25cm" svg:y1="12.26cm" svg:x2="14.75cm" svg:y2="9.635cm" draw:start-shape="id6" draw:start-glue-point="3" draw:end-shape="id2" draw:end-glue-point="9" svg:d="M19250 12260c-3375 0-1125-2625-4500-2625" svg:viewBox="0 0 4501 2626">
          <text:p/>
        </draw:connector>
        <draw:custom-shape draw:style-name="gr11" draw:text-style-name="P7" xml:id="id7" draw:id="id7" draw:layer="layout" svg:width="5.5cm" svg:height="2cm" svg:x="19.25cm" svg:y="8.135cm">
          <draw:glue-point draw:id="4" svg:x="-5cm" svg:y="-2.5cm"/>
          <draw:glue-point draw:id="5" svg:x="-5cm" svg:y="2.5cm"/>
          <text:p text:style-name="P7"><text:span text:style-name="T2">Camera Server</text:span></text:p>
          <text:p text:style-name="P7"><text:span text:style-name="T1">NodeJS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14.75cm" svg:y1="9.144cm" svg:x2="19.25cm" svg:y2="9.135cm" draw:start-shape="id2" draw:start-glue-point="1" draw:end-shape="id7" draw:end-glue-point="3" svg:d="M14750 9144c3375 0 1125-9 4500-9" svg:viewBox="0 0 4501 10">
          <text:p/>
        </draw:connector>
        <draw:connector draw:style-name="gr9" draw:text-style-name="P6" draw:layer="layout" draw:type="curve" svg:x1="27cm" svg:y1="6.135cm" svg:x2="24.75cm" svg:y2="9.135cm" draw:start-shape="id8" draw:start-glue-point="2" draw:end-shape="id7" draw:end-glue-point="1" svg:d="M27000 6135c0 2000-750 3000-2250 3000" svg:viewBox="0 0 2251 3001">
          <text:p/>
        </draw:connector>
        <draw:connector draw:style-name="gr13" draw:text-style-name="P9" draw:layer="layout" draw:type="curve" svg:x1="24.75cm" svg:y1="12.26cm" svg:x2="27cm" svg:y2="14.135cm" draw:start-shape="id6" draw:start-glue-point="1" draw:end-shape="id9" draw:end-glue-point="0" svg:d="M24750 12260c1500 0 2250 625 2250 1875" svg:viewBox="0 0 2251 1876">
          <text:p text:style-name="P8"><text:span text:style-name="T1">UART</text:span></text:p>
        </draw:connector>
        <draw:connector draw:style-name="gr14" draw:text-style-name="P6" draw:layer="layout" draw:type="curve" svg:x1="6cm" svg:y1="10.144cm" svg:x2="9.25cm" svg:y2="9.144cm" draw:start-shape="id3" draw:start-glue-point="1" draw:end-shape="id2" draw:end-glue-point="3" svg:d="M6000 10144c2437 0 813-1000 3250-1000" svg:viewBox="0 0 325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5T16:12:32.153291777</meta:creation-date>
    <dc:date>2022-03-15T16:44:28.478114528</dc:date>
    <meta:editing-duration>PT9M42S</meta:editing-duration>
    <meta:editing-cycles>3</meta:editing-cycles>
    <meta:generator>LibreOffice/7.2.5.2$Linux_X86_64 LibreOffice_project/20$Build-2</meta:generator>
    <meta:document-statistic meta:object-count="27"/>
  </office:meta>
</office:document-meta>
</file>